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fill-color="#ff33ff" draw:textarea-horizontal-align="justify" draw:textarea-vertical-align="middle" draw:auto-grow-height="false"/>
    </style:style>
    <style:style style:name="gr3" style:family="graphic" style:parent-style-name="standard">
      <style:graphic-properties draw:fill="none" draw:textarea-vertical-align="middle" draw:auto-grow-height="false" fo:min-height="0.749cm" fo:min-width="0.499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83cm" fo:min-width="0cm"/>
    </style:style>
    <style:style style:name="gr7" style:family="graphic" style:parent-style-name="standard">
      <style:graphic-properties draw:textarea-horizontal-align="justify" draw:textarea-vertical-align="middle" draw:auto-grow-height="fals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03cm" fo:min-width="0cm"/>
    </style:style>
    <style:style style:name="gr9" style:family="graphic" style:parent-style-name="standard">
      <style:graphic-properties draw:fill-color="#ff33ff" draw:opacity="40%" draw:textarea-horizontal-align="justify" draw:textarea-vertical-align="middle" draw:auto-grow-height="false" draw:shadow-opacity="40%"/>
    </style:style>
    <style:style style:name="gr10" style:family="graphic" style:parent-style-name="standard">
      <style:graphic-properties draw:fill="solid" draw:fill-color="#009900" draw:opacity="40%" draw:textarea-horizontal-align="justify" draw:textarea-vertical-align="middle" draw:auto-grow-height="false" draw:shadow-opacity="40%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528cm"/>
    </style:style>
    <style:style style:name="gr13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text-properties fo:font-size="24pt" style:font-size-asian="24pt" style:font-size-complex="24pt"/>
    </style:style>
    <style:style style:name="P3" style:family="paragraph">
      <style:text-properties fo:font-size="22pt" style:font-size-asian="22pt" style:font-size-complex="22pt"/>
    </style:style>
    <style:style style:name="P4" style:family="paragraph">
      <style:text-properties fo:color="#004586" fo:font-size="28pt" fo:font-weight="bold" style:font-size-asian="28pt" style:font-weight-asian="bold" style:font-size-complex="28pt" style:font-weight-complex="bold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color="#004586" fo:font-size="28pt" fo:font-weight="bold" style:font-size-asian="28pt" style:font-weight-asian="bold" style:font-size-complex="2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3.81cm" svg:height="2.032cm" svg:x="11.546cm" svg:y="3.51cm">
          <text:p text:style-name="P1">Property 1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81cm" svg:height="2.032cm" svg:x="11.546cm" svg:y="6.558cm">
          <text:p text:style-name="P1">Property 2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81cm" svg:height="2.032cm" svg:x="11.546cm" svg:y="9.606cm">
          <text:p text:style-name="P1">Property 3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81cm" svg:height="2.032cm" svg:x="11.546cm" svg:y="17.264cm">
          <text:p text:style-name="P1">Property N</text:p>
          <draw:enhanced-geometry svg:viewBox="0 0 21600 21600" draw:type="rectangle" draw:enhanced-path="M 0 0 L 21600 0 21600 21600 0 21600 0 0 Z N"/>
        </draw:custom-shape>
        <draw:custom-shape draw:style-name="gr2" draw:text-style-name="P1" xml:id="id1" draw:id="id1" draw:layer="layout" svg:width="3.556cm" svg:height="1.27cm" svg:x="3.156cm" svg:y="7.566cm">
          <text:p text:style-name="P1">Feature 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3" draw:id="id3" draw:layer="layout" svg:width="3.556cm" svg:height="1.27cm" svg:x="3.156cm" svg:y="11.26cm">
          <text:p text:style-name="P1">Feature 2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5" draw:id="id5" draw:layer="layout" svg:width="3.556cm" svg:height="1.27cm" svg:x="3.156cm" svg:y="14.808cm">
          <text:p text:style-name="P1">Feature 3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xml:id="id2" draw:id="id2" draw:layer="layout" svg:width="1.016cm" svg:height="5.334cm" svg:x="9.768cm" svg:y="3.256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3" draw:text-style-name="P1" xml:id="id4" draw:id="id4" draw:layer="layout" svg:width="1.016cm" svg:height="4.522cm" svg:x="9.768cm" svg:y="9.656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" draw:text-style-name="P1" draw:layer="layout" svg:width="3.81cm" svg:height="2.032cm" svg:x="11.546cm" svg:y="11.892cm">
          <text:p text:style-name="P1">Property 4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81cm" svg:height="2.032cm" svg:x="11.546cm" svg:y="14.764cm">
          <text:p text:style-name="P1">Property N-1</text:p>
          <draw:enhanced-geometry svg:viewBox="0 0 21600 21600" draw:type="rectangle" draw:enhanced-path="M 0 0 L 21600 0 21600 21600 0 21600 0 0 Z N"/>
        </draw:custom-shape>
        <draw:custom-shape draw:style-name="gr3" draw:text-style-name="P1" xml:id="id6" draw:id="id6" draw:layer="layout" svg:width="1.016cm" svg:height="4.522cm" svg:x="9.768cm" svg:y="14.756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onnector draw:style-name="gr4" draw:text-style-name="P1" draw:layer="layout" draw:type="line" svg:x1="6.712cm" svg:y1="8.201cm" svg:x2="9.768cm" svg:y2="5.923cm" draw:start-shape="id1" draw:start-glue-point="1" draw:end-shape="id2" draw:end-glue-point="5" svg:d="m6712 8201 3056-2278" svg:viewBox="0 0 3057 2279">
          <text:p/>
        </draw:connector>
        <draw:connector draw:style-name="gr4" draw:text-style-name="P1" draw:layer="layout" draw:type="line" svg:x1="6.712cm" svg:y1="11.895cm" svg:x2="9.768cm" svg:y2="11.917cm" draw:start-shape="id3" draw:start-glue-point="1" draw:end-shape="id4" draw:end-glue-point="5" svg:d="m6712 11895 3056 22" svg:viewBox="0 0 3057 23">
          <text:p/>
        </draw:connector>
        <draw:connector draw:style-name="gr4" draw:text-style-name="P1" draw:layer="layout" draw:type="line" svg:x1="6.712cm" svg:y1="15.443cm" svg:x2="9.768cm" svg:y2="17.017cm" draw:start-shape="id5" draw:start-glue-point="1" draw:end-shape="id6" draw:end-glue-point="5" svg:d="m6712 15443 3056 1574" svg:viewBox="0 0 3057 1575">
          <text:p/>
        </draw:connector>
        <draw:frame draw:style-name="gr5" draw:text-style-name="P2" draw:layer="layout" svg:width="9.159cm" svg:height="2.157cm" svg:x="9.322cm" svg:y="0.57cm">
          <draw:text-box>
            <text:p><text:span text:style-name="T1">Observable Properties </text:span></text:p>
            <text:p><text:span text:style-name="T1"><text:s text:c="8"/></text:span><text:span text:style-name="T1">(Measurable)</text:span></text:p>
          </draw:text-box>
        </draw:frame>
        <draw:frame draw:style-name="gr6" draw:text-style-name="P3" draw:layer="layout" svg:width="6.458cm" svg:height="1.987cm" svg:x="1.844cm" svg:y="3.085cm">
          <draw:text-box>
            <text:p text:style-name="P3"><text:span text:style-name="T2">Hidden Features </text:span></text:p>
            <text:p text:style-name="P3"><text:span text:style-name="T2"><text:s text:c="6"/></text:span><text:span text:style-name="T2">(Cause)</text:span></text:p>
          </draw:text-box>
        </draw:frame>
        <draw:frame draw:style-name="gr5" draw:layer="layout" svg:width="2.331cm" svg:height="0.962cm" svg:x="7.22cm" svg:y="5.596cm">
          <draw:text-box>
            <text:p>Cause</text:p>
          </draw:text-box>
        </draw:frame>
        <draw:frame draw:style-name="gr5" draw:layer="layout" svg:width="2.331cm" svg:height="0.962cm" svg:x="7.363cm" svg:y="10.194cm">
          <draw:text-box>
            <text:p>Cause</text:p>
          </draw:text-box>
        </draw:frame>
        <draw:frame draw:style-name="gr5" draw:layer="layout" svg:width="2.331cm" svg:height="0.962cm" svg:x="7.436cm" svg:y="14.486cm">
          <draw:text-box>
            <text:p>Cause</text:p>
          </draw:text-box>
        </draw:frame>
        <draw:custom-shape draw:style-name="gr7" draw:text-style-name="P1" xml:id="id8" draw:id="id8" draw:layer="layout" svg:width="3.556cm" svg:height="1.27cm" svg:x="21.868cm" svg:y="7.574cm">
          <text:p text:style-name="P1">Feature 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" xml:id="id10" draw:id="id10" draw:layer="layout" svg:width="3.556cm" svg:height="1.27cm" svg:x="21.698cm" svg:y="11.038cm">
          <text:p text:style-name="P1">Feature 2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" xml:id="id12" draw:id="id12" draw:layer="layout" svg:width="3.556cm" svg:height="1.27cm" svg:x="21.614cm" svg:y="14.71cm">
          <text:p text:style-name="P1">Feature 3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xml:id="id7" draw:id="id7" draw:layer="layout" svg:width="1.016cm" svg:height="5.334cm" draw:transform="rotate (-0.000174532925199667) translate (16.622cm 3.51cm)">
          <text:p/>
          <draw:enhanced-geometry svg:viewBox="0 0 21600 21600" draw:mirror-horizontal="tru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3" draw:text-style-name="P1" xml:id="id9" draw:id="id9" draw:layer="layout" svg:width="1.016cm" svg:height="4.522cm" draw:transform="rotate (-0.000174532925199667) translate (16.468cm 9.352cm)">
          <text:p/>
          <draw:enhanced-geometry svg:viewBox="0 0 21600 21600" draw:mirror-horizontal="tru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3" draw:text-style-name="P1" xml:id="id11" draw:id="id11" draw:layer="layout" svg:width="1.016cm" svg:height="4.522cm" draw:transform="rotate (-0.000174532925199667) translate (16.368cm 14.328cm)">
          <text:p/>
          <draw:enhanced-geometry svg:viewBox="0 0 21600 21600" draw:mirror-horizontal="tru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5" draw:layer="layout" svg:width="2.018cm" svg:height="0.962cm" svg:x="18.904cm" svg:y="5.596cm">
          <draw:text-box>
            <text:p>Imply</text:p>
          </draw:text-box>
        </draw:frame>
        <draw:frame draw:style-name="gr8" draw:layer="layout" svg:width="2.018cm" svg:height="0.962cm" svg:x="19.147cm" svg:y="10.576cm">
          <draw:text-box>
            <text:p>Imply</text:p>
          </draw:text-box>
        </draw:frame>
        <draw:frame draw:style-name="gr5" draw:layer="layout" svg:width="2.018cm" svg:height="0.962cm" svg:x="19.12cm" svg:y="14.486cm">
          <draw:text-box>
            <text:p>Imply</text:p>
          </draw:text-box>
        </draw:frame>
        <draw:connector draw:style-name="gr4" draw:text-style-name="P1" draw:layer="layout" draw:type="line" svg:x1="17.638cm" svg:y1="6.177cm" svg:x2="21.868cm" svg:y2="8.209cm" draw:start-shape="id7" draw:start-glue-point="5" draw:end-shape="id8" draw:end-glue-point="3" svg:d="m17638 6177 4230 2032" svg:viewBox="0 0 4231 2033">
          <text:p/>
        </draw:connector>
        <draw:connector draw:style-name="gr4" draw:text-style-name="P1" draw:layer="layout" draw:type="line" svg:x1="17.484cm" svg:y1="11.613cm" svg:x2="21.698cm" svg:y2="11.673cm" draw:start-shape="id9" draw:start-glue-point="5" draw:end-shape="id10" svg:d="m17484 11613 4214 60" svg:viewBox="0 0 4215 61">
          <text:p/>
        </draw:connector>
        <draw:connector draw:style-name="gr4" draw:text-style-name="P1" draw:layer="layout" draw:type="line" svg:x1="17.384cm" svg:y1="16.589cm" svg:x2="21.614cm" svg:y2="15.345cm" draw:start-shape="id11" draw:start-glue-point="5" draw:end-shape="id12" svg:d="m17384 16589 4230-1244" svg:viewBox="0 0 4231 1245">
          <text:p/>
        </draw:connector>
        <draw:frame draw:style-name="gr6" draw:text-style-name="P3" draw:layer="layout" svg:width="6.458cm" svg:height="1.987cm" svg:x="20.012cm" svg:y="3.077cm">
          <draw:text-box>
            <text:p text:style-name="P3"><text:span text:style-name="T2">Hidden Features </text:span></text:p>
            <text:p text:style-name="P3"><text:span text:style-name="T2"><text:s text:c="9"/></text:span><text:span text:style-name="T2">(Imply)</text:span></text:p>
          </draw:text-box>
        </draw:frame>
        <draw:custom-shape draw:style-name="gr9" draw:text-style-name="P1" draw:layer="layout" svg:width="4.688cm" svg:height="12.954cm" svg:x="2.586cm" svg:y="5.54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4.71cm" svg:height="12.954cm" svg:x="21.052cm" svg:y="5.288cm">
          <text:p/>
          <draw:enhanced-geometry svg:viewBox="0 0 21600 21600" draw:type="rectangle" draw:enhanced-path="M 0 0 L 21600 0 21600 21600 0 21600 0 0 Z N"/>
        </draw:custom-shape>
        <draw:frame draw:style-name="gr11" draw:text-style-name="P4" draw:layer="layout" svg:width="8.39cm" svg:height="1.356cm" draw:transform="rotate (1.5707963267949) translate (0.862cm 16.634cm)">
          <draw:text-box>
            <text:p text:style-name="P4"><text:span text:style-name="T3">Factor Analysis</text:span></text:p>
          </draw:text-box>
        </draw:frame>
        <draw:frame draw:style-name="gr12" draw:text-style-name="P4" draw:layer="layout" svg:width="15.49cm" svg:height="1.778cm" draw:transform="rotate (-1.5707963267949) translate (27.748cm 4.488cm)">
          <draw:text-box>
            <text:p text:style-name="P4"><text:span text:style-name="T3">Principal Component Analysis</text:span></text:p>
          </draw:text-box>
        </draw:frame>
        <presentation:notes draw:style-name="dp2">
          <draw:page-thumbnail draw:style-name="gr13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2-09T19:02:54.859501603</meta:creation-date>
    <dc:date>2014-12-09T19:32:14.821257743</dc:date>
    <meta:editing-duration>PT9M23S</meta:editing-duration>
    <meta:editing-cycles>9</meta:editing-cycles>
    <meta:generator>LibreOffice/4.1.3.2$Linux_x86 LibreOffice_project/410m0$Build-2</meta:generator>
    <meta:document-statistic meta:object-count="60"/>
  </office:meta>
</office:document-meta>
</file>